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16.626cm" svg:height="9.545cm" svg:x="2cm" svg:y="10.455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2-24T14:02:54</meta:creation-date>
    <dc:date>2010-02-24T14:10:04</dc:date>
    <meta:editing-duration>PT00H07M11S</meta:editing-duration>
    <meta:editing-cycles>1</meta:editing-cycles>
    <meta:document-statistic meta:object-count="1"/>
    <meta:generator>OpenOffice.org/3.1$Unix OpenOffice.org_project/310m19$Build-942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three-dimensional="true" chart:connect-bars="fals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family="'URW Gothic L'" style:font-style-name="Book" fo:font-size="8pt" fo:font-weight="350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family="'URW Gothic L'" style:font-style-name="Book" fo:font-size="8pt" fo:font-weight="350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solid-type="cuboid"/>
      <style:graphic-properties draw:stroke="none" draw:fill-color="#000080" dr3d:edge-rounding="5%"/>
      <style:text-properties fo:font-size="6pt" style:font-size-asian="6pt" style:font-size-complex="6pt"/>
    </style:style>
    <style:style style:name="ch8" style:family="chart">
      <style:graphic-properties draw:stroke="solid" svg:stroke-color="#e6e6ff" draw:fill="none" draw:fill-color="#e6e6e6"/>
    </style:style>
    <style:style style:name="ch9" style:family="chart">
      <style:graphic-properties draw:stroke="none" svg:stroke-color="#b3b3b3" draw:fill="solid" draw:fill-color="#99ccff"/>
    </style:style>
  </office:automatic-styles>
  <office:body>
    <office:chart>
      <chart:chart svg:width="16.627cm" svg:height="9.546cm" chart:class="chart:bar" chart:style-name="ch1">
        <chart:plot-area chart:style-name="ch2" chart:data-source-has-labels="both" svg:x="0cm" svg:y="-0.001cm" svg:width="15.962cm" svg:height="9.165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3">
            <chart:categories table:cell-range-address="local-table.$A$2:.$A$8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6"/>
          <chart:series chart:style-name="ch7" chart:values-cell-range-address="local-table.$B$2:.$B$8" chart:label-cell-address="local-table.$B$1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2003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930">
                <text:p>9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opacity draw:name="ChartTransparencyGradient_20_1" draw:display-name="ChartTransparencyGradient 1" draw:style="linear" draw:start="100%" draw:end="0%" draw:angle="0" draw:border="0%"/>
  </office:styles>
</office:document-styles>
</file>